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06cm" fo:min-width="1.8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="Groty_20_strzałek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4.82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18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0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9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44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1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61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5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723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atin Modern roman" fo:font-size="16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Latin Modern roman" fo:font-size="10pt" style:font-size-asian="12pt" style:font-size-complex="12pt"/>
    </style:style>
    <style:style style:name="P8" style:family="paragraph">
      <loext:graphic-properties draw:fill="none" draw:fill-color="#ffffff"/>
      <style:text-properties style:font-name="Latin Modern roman" fo:font-size="7pt" style:font-size-asian="12pt" style:font-size-complex="12pt"/>
    </style:style>
    <style:style style:name="P9" style:family="paragraph">
      <loext:graphic-properties draw:fill="none" draw:fill-color="#ffffff"/>
      <style:text-properties style:font-name="Latin Modern roman" fo:font-size="14pt" style:font-size-asian="12pt" style:font-size-complex="12pt"/>
    </style:style>
    <style:style style:name="P10" style:family="paragraph">
      <loext:graphic-properties draw:fill="none" draw:fill-color="#ffffff"/>
      <style:text-properties style:font-name="Latin Modern roman" fo:font-size="6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6pt" style:font-size-asian="14pt" style:font-size-complex="14pt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roman" fo:font-size="10pt" style:font-size-asian="12pt" style:font-size-complex="12pt"/>
    </style:style>
    <style:style style:name="T5" style:family="text">
      <style:text-properties style:font-name="Latin Modern roman" fo:font-size="7pt" style:font-size-asian="12pt" style:font-size-complex="12pt"/>
    </style:style>
    <style:style style:name="T6" style:family="text">
      <style:text-properties style:font-name="Latin Modern roman" fo:font-size="14pt" style:font-size-asian="12pt" style:font-size-complex="12pt"/>
    </style:style>
    <style:style style:name="T7" style:family="text">
      <style:text-properties style:font-name="Latin Modern roman" fo:font-size="6pt" style:font-size-asian="6pt" style:font-size-complex="6pt"/>
    </style:style>
    <style:style style:name="T8" style:family="text">
      <style:text-properties style:font-name="Latin Modern roman" fo:font-size="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2cm" svg:height="4.5cm" svg:x="7.1cm" svg:y="1.85cm">
          <text:p text:style-name="P1"><text:span text:style-name="T1">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1cm" svg:y1="1.1cm" svg:x2="5.6cm" svg:y2="1.1cm">
          <text:p/>
        </draw:line>
        <draw:line draw:style-name="gr3" draw:text-style-name="P3" draw:layer="layout" svg:x1="5.6cm" svg:y1="1.1cm" svg:x2="7.1cm" svg:y2="2.6cm">
          <text:p/>
        </draw:line>
        <draw:frame draw:style-name="gr4" draw:text-style-name="P4" draw:layer="layout" svg:width="5.327cm" svg:height="1.051cm" svg:x="0.1cm" svg:y="0.048cm">
          <draw:text-box>
            <text:p><text:span text:style-name="T2">Błędy wzmacniacza</text:span></text:p>
          </draw:text-box>
        </draw:frame>
        <draw:line draw:style-name="gr2" draw:text-style-name="P3" draw:layer="layout" svg:x1="0.1cm" svg:y1="2.6cm" svg:x2="5.6cm" svg:y2="2.6cm">
          <text:p/>
        </draw:line>
        <draw:line draw:style-name="gr2" draw:text-style-name="P5" draw:layer="layout" svg:x1="0.1cm" svg:y1="5.6cm" svg:x2="5.6cm" svg:y2="5.6cm">
          <text:p/>
        </draw:line>
        <draw:line draw:style-name="gr2" draw:text-style-name="P5" draw:layer="layout" svg:x1="0.1cm" svg:y1="7.1cm" svg:x2="5.6cm" svg:y2="7.1cm">
          <text:p/>
        </draw:line>
        <draw:line draw:style-name="gr3" draw:text-style-name="P3" draw:layer="layout" svg:x1="5.6cm" svg:y1="2.6cm" svg:x2="7.1cm" svg:y2="3.35cm">
          <text:p/>
        </draw:line>
        <draw:line draw:style-name="gr3" draw:text-style-name="P3" draw:layer="layout" svg:x1="0.1cm" svg:y1="4.1cm" svg:x2="7.1cm" svg:y2="4.1cm">
          <text:p/>
        </draw:line>
        <draw:line draw:style-name="gr3" draw:text-style-name="P3" draw:layer="layout" svg:x1="5.6cm" svg:y1="5.6cm" svg:x2="7.1cm" svg:y2="4.85cm">
          <text:p/>
        </draw:line>
        <draw:line draw:style-name="gr3" draw:text-style-name="P3" draw:layer="layout" svg:x1="5.6cm" svg:y1="7.1cm" svg:x2="7.1cm" svg:y2="5.6cm">
          <text:p/>
        </draw:line>
        <draw:frame draw:style-name="gr5" draw:text-style-name="P6" draw:layer="layout" svg:width="3.686cm" svg:height="0.852cm" svg:x="0.101cm" svg:y="1.748cm">
          <draw:text-box>
            <text:p><text:span text:style-name="T3">Błędy generatora</text:span></text:p>
          </draw:text-box>
        </draw:frame>
        <draw:frame draw:style-name="gr6" draw:text-style-name="P7" draw:layer="layout" svg:width="3.504cm" svg:height="0.751cm" svg:x="0.102cm" svg:y="3.348cm">
          <draw:text-box>
            <text:p><text:span text:style-name="T4">Błędy kwantowania</text:span></text:p>
          </draw:text-box>
        </draw:frame>
        <draw:frame draw:style-name="gr7" draw:text-style-name="P7" draw:layer="layout" svg:width="3.438cm" svg:height="0.751cm" svg:x="0.103cm" svg:y="4.848cm">
          <draw:text-box>
            <text:p><text:span text:style-name="T4">Błędy nieliniowości</text:span></text:p>
          </draw:text-box>
        </draw:frame>
        <draw:frame draw:style-name="gr8" draw:text-style-name="P6" draw:layer="layout" svg:width="3.945cm" svg:height="0.852cm" svg:x="0.104cm" svg:y="6.248cm">
          <draw:text-box>
            <text:p><text:span text:style-name="T3">Błędy układu P/P</text:span></text:p>
          </draw:text-box>
        </draw:frame>
        <draw:line draw:style-name="gr3" draw:text-style-name="P3" draw:layer="layout" svg:x1="9.1cm" svg:y1="4.1cm" svg:x2="15.891cm" svg:y2="4.1cm">
          <text:p/>
        </draw:line>
        <draw:line draw:style-name="gr3" draw:text-style-name="P3" draw:layer="layout" svg:x1="10.1cm" svg:y1="2.6cm" svg:x2="15.883cm" svg:y2="2.6cm">
          <text:p/>
        </draw:line>
        <draw:line draw:style-name="gr3" draw:text-style-name="P3" draw:layer="layout" svg:x1="10.092cm" svg:y1="1.1cm" svg:x2="15.875cm" svg:y2="1.1cm">
          <text:p/>
        </draw:line>
        <draw:line draw:style-name="gr3" draw:text-style-name="P3" draw:layer="layout" svg:x1="10.084cm" svg:y1="5.6cm" svg:x2="15.867cm" svg:y2="5.6cm">
          <text:p/>
        </draw:line>
        <draw:line draw:style-name="gr3" draw:text-style-name="P3" draw:layer="layout" svg:x1="10.076cm" svg:y1="7.1cm" svg:x2="15.859cm" svg:y2="7.1cm">
          <text:p/>
        </draw:line>
        <draw:line draw:style-name="gr2" draw:text-style-name="P3" draw:layer="layout" svg:x1="9.1cm" svg:y1="2.6cm" svg:x2="10.1cm" svg:y2="1.1cm">
          <text:p/>
        </draw:line>
        <draw:line draw:style-name="gr2" draw:text-style-name="P3" draw:layer="layout" svg:x1="9.1cm" svg:y1="3.3cm" svg:x2="10.1cm" svg:y2="2.6cm">
          <text:p/>
        </draw:line>
        <draw:line draw:style-name="gr2" draw:text-style-name="P3" draw:layer="layout" svg:x1="9.1cm" svg:y1="4.85cm" svg:x2="10.1cm" svg:y2="5.6cm">
          <text:p/>
        </draw:line>
        <draw:line draw:style-name="gr2" draw:text-style-name="P3" draw:layer="layout" svg:x1="9.1cm" svg:y1="5.6cm" svg:x2="10.1cm" svg:y2="7.1cm">
          <text:p/>
        </draw:line>
        <draw:frame draw:style-name="gr9" draw:text-style-name="P8" draw:layer="layout" svg:width="2.606cm" svg:height="0.598cm" svg:x="10.1cm" svg:y="0.502cm">
          <draw:text-box>
            <text:p><text:span text:style-name="T5">Błędy wzmacniacza</text:span></text:p>
          </draw:text-box>
        </draw:frame>
        <draw:frame draw:style-name="gr10" draw:text-style-name="P9" draw:layer="layout" svg:width="4.228cm" svg:height="0.954cm" svg:x="10.101cm" svg:y="1.648cm">
          <draw:text-box>
            <text:p><text:span text:style-name="T6">Błędy generatora</text:span></text:p>
          </draw:text-box>
        </draw:frame>
        <draw:frame draw:style-name="gr11" draw:text-style-name="P6" draw:layer="layout" svg:width="4.119cm" svg:height="0.852cm" svg:x="10.102cm" svg:y="3.248cm">
          <draw:text-box>
            <text:p><text:span text:style-name="T3">Błędy kwantowania</text:span></text:p>
          </draw:text-box>
        </draw:frame>
        <draw:frame draw:style-name="gr12" draw:text-style-name="P6" draw:layer="layout" svg:width="4.039cm" svg:height="0.852cm" svg:x="10.103cm" svg:y="4.748cm">
          <draw:text-box>
            <text:p><text:span text:style-name="T3">Błędy nieliniowości</text:span></text:p>
          </draw:text-box>
        </draw:frame>
        <draw:frame draw:style-name="gr13" draw:text-style-name="P10" draw:layer="layout" svg:width="2.223cm" svg:height="0.552cm" svg:x="10.104cm" svg:y="6.548cm">
          <draw:text-box>
            <text:p><text:span text:style-name="T7">Błędy</text:span><text:span text:style-name="T8"> układu P/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atin Modern roman" svg:font-family="'Latin Modern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" draw:display-name="Groty strzałek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42:46.086463698</meta:creation-date>
    <dc:date>2024-10-23T12:57:50.720785773</dc:date>
    <meta:editing-duration>PT19M36S</meta:editing-duration>
    <meta:editing-cycles>5</meta:editing-cycles>
    <meta:generator>LibreOffice/24.8.2.1$Linux_X86_64 LibreOffice_project/480$Build-1</meta:generator>
    <meta:document-statistic meta:object-count="29"/>
  </office:meta>
</office:document-meta>
</file>